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6666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3.937cm" svg:x="11.287cm" svg:y="22.4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429cm" svg:height="8.382cm" svg:x="1.889cm" svg:y="13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4.351cm" svg:height="4.191cm" svg:x="1.762cm" svg:y="8.7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6.891cm" svg:height="4.445cm" svg:x="1.762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001cm" svg:height="0.127cm" svg:x="4.302cm" svg:y="26.1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429cm" svg:height="2.159cm" svg:x="8.239cm" svg:y="16.24cm">
          <text:p text:style-name="P1">MattockFS</text:p>
          <text:p text:style-name="P1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556cm" svg:height="1.397cm" svg:x="2.778cm" svg:y="11.033cm">
          <text:p text:style-name="P1">Routing</text:p>
          <text:p text:style-name="P1">pollic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29cm" svg:height="2.413cm" svg:x="10.525cm" svg:y="2.397cm">
          <text:p text:style-name="P1">Module</text:p>
          <text:p text:style-name="P1">Regression</text:p>
          <text:p text:style-name="P1">Tes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.905cm" svg:height="1.143cm" svg:x="8.112cm" svg:y="3.54cm">
          <text:p text:style-name="P1">T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286cm" svg:height="10.414cm" svg:x="17.129cm" svg:y="5.572cm">
          <text:p text:style-name="P1">Secure </text:p>
          <text:p text:style-name="P1">hash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302cm" svg:height="1.524cm" svg:x="8.366cm" svg:y="9.763cm">
          <text:p text:style-name="P1">Async</text:p>
          <text:p text:style-name="P1">&amp; 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54cm" svg:height="1.143cm" svg:x="14.208cm" svg:y="3.54cm">
          <text:p text:style-name="P1">Core ts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048cm" svg:height="1.397cm" svg:x="2.778cm" svg:y="14.335cm">
          <text:p text:style-name="P1">Distr</text:p>
          <text:p text:style-name="P1">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937cm" svg:height="1.016cm" svg:x="2.143cm" svg:y="9.001cm">
          <text:p text:style-name="P1">serializ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159cm" svg:height="1.143cm" svg:x="2.651cm" svg:y="3.54cm">
          <text:p text:style-name="P1">no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048cm" svg:height="1.778cm" svg:x="12.811cm" svg:y="22.844cm">
          <text:p text:style-name="P1">Kick &amp;</text:p>
          <text:p text:style-name="P1">bala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683cm" svg:height="2.159cm" svg:x="12.684cm" svg:y="14.716cm">
          <text:p text:style-name="P1">MattockFS</text:p>
          <text:p text:style-name="P1">Persistent</text:p>
          <text:p text:style-name="P1">anyca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937cm" svg:height="1.651cm" svg:x="2.651cm" svg:y="16.113cm">
          <text:p text:style-name="P1">Composition</text:p>
          <text:p text:style-name="P1">&amp; 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.588cm" svg:y1="16.748cm" svg:x2="8.239cm" svg:y2="16.748cm">
          <text:p/>
        </draw:line>
        <draw:line draw:style-name="gr5" draw:text-style-name="P1" draw:layer="layout" svg:x1="12.557cm" svg:y1="16.621cm" svg:x2="11.668cm" svg:y2="16.621cm">
          <text:p/>
        </draw:line>
        <draw:line draw:style-name="gr5" draw:text-style-name="P1" draw:layer="layout" svg:x1="12.049cm" svg:y1="4.81cm" svg:x2="10.652cm" svg:y2="9.763cm">
          <text:p/>
        </draw:line>
        <draw:line draw:style-name="gr5" draw:text-style-name="P1" draw:layer="layout" svg:x1="14.081cm" svg:y1="22.844cm" svg:x2="13.7cm" svg:y2="16.875cm">
          <text:p/>
        </draw:line>
        <draw:line draw:style-name="gr5" draw:text-style-name="P1" draw:layer="layout" svg:x1="6.08cm" svg:y1="9.382cm" svg:x2="8.366cm" svg:y2="10.398cm">
          <text:p/>
        </draw:line>
        <draw:line draw:style-name="gr5" draw:text-style-name="P1" draw:layer="layout" svg:x1="5.826cm" svg:y1="14.97cm" svg:x2="8.239cm" svg:y2="16.367cm">
          <text:p/>
        </draw:line>
        <draw:line draw:style-name="gr5" draw:text-style-name="P1" draw:layer="layout" svg:x1="6.207cm" svg:y1="4.683cm" svg:x2="8.874cm" svg:y2="9.763cm">
          <text:p/>
        </draw:line>
        <draw:line draw:style-name="gr5" draw:text-style-name="P1" draw:layer="layout" svg:x1="15.224cm" svg:y1="4.683cm" svg:x2="14.335cm" svg:y2="9.763cm">
          <text:p/>
        </draw:line>
        <draw:line draw:style-name="gr5" draw:text-style-name="P1" draw:layer="layout" svg:x1="9.001cm" svg:y1="4.683cm" svg:x2="9.636cm" svg:y2="9.763cm">
          <text:p/>
        </draw:line>
        <draw:line draw:style-name="gr5" draw:text-style-name="P1" draw:layer="layout" svg:x1="6.334cm" svg:y1="11.668cm" svg:x2="8.493cm" svg:y2="11.033cm">
          <text:p/>
        </draw:line>
        <draw:line draw:style-name="gr5" draw:text-style-name="P1" draw:layer="layout" svg:x1="11.287cm" svg:y1="11.287cm" svg:x2="12.811cm" svg:y2="14.716cm">
          <text:p/>
        </draw:line>
        <draw:line draw:style-name="gr5" draw:text-style-name="P1" draw:layer="layout" svg:x1="13.065cm" svg:y1="22.844cm" svg:x2="11.414cm" svg:y2="18.399cm">
          <text:p/>
        </draw:line>
        <draw:line draw:style-name="gr5" draw:text-style-name="P1" draw:layer="layout" svg:x1="9.763cm" svg:y1="11.287cm" svg:x2="9.636cm" svg:y2="16.24cm">
          <text:p/>
        </draw:line>
        <draw:custom-shape draw:style-name="gr4" draw:text-style-name="P1" draw:layer="layout" svg:width="3.937cm" svg:height="1.651cm" svg:x="14.716cm" svg:y="18.018cm">
          <text:p text:style-name="P1">advanced</text:p>
          <text:p text:style-name="P1">algorith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6.494cm" svg:y1="18.018cm" svg:x2="15.732cm" svg:y2="16.875cm">
          <text:p/>
        </draw:line>
        <draw:custom-shape draw:style-name="gr4" draw:text-style-name="P1" draw:layer="layout" svg:width="2.159cm" svg:height="1.143cm" svg:x="5.318cm" svg:y="3.54cm">
          <text:p text:style-name="P1">pdfoc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.048cm" svg:y1="4.683cm" svg:x2="8.366cm" svg:y2="9.89cm">
          <text:p/>
        </draw:line>
        <draw:custom-shape draw:style-name="gr4" draw:text-style-name="P1" draw:layer="layout" svg:width="3.937cm" svg:height="1.651cm" svg:x="7.985cm" svg:y="21.828cm">
          <text:p text:style-name="P1">harde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9.255cm" svg:y1="21.701cm" svg:x2="9.255cm" svg:y2="18.399cm">
          <text:p/>
        </draw:line>
        <draw:frame draw:style-name="gr6" draw:layer="layout" svg:width="8.071cm" svg:height="1.673cm" svg:x="2.397cm" svg:y="25.003cm">
          <draw:text-box>
            <text:p>Dependencies for prospect</text:p>
            <text:p>dissertation subject.</text:p>
          </draw:text-box>
        </draw:frame>
        <draw:custom-shape draw:style-name="gr4" draw:text-style-name="P1" draw:layer="layout" svg:width="3.302cm" svg:height="1.651cm" svg:x="14.843cm" svg:y="20.431cm">
          <text:p text:style-name="P1">MattockFs</text:p>
          <text:p text:style-name="P1">C+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413cm" svg:height="1.651cm" svg:x="13.065cm" svg:y="9.763cm">
          <text:p text:style-name="P1">Async</text:p>
          <text:p text:style-name="P1">C+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3.065cm" svg:y1="10.525cm" svg:x2="11.668cm" svg:y2="10.525cm">
          <text:p/>
        </draw:line>
        <draw:line draw:style-name="gr5" draw:text-style-name="P1" draw:layer="layout" svg:x1="16.621cm" svg:y1="20.431cm" svg:x2="16.621cm" svg:y2="19.669cm">
          <text:p/>
        </draw:line>
        <draw:line draw:style-name="gr5" draw:text-style-name="P1" draw:layer="layout" svg:x1="3.54cm" svg:y1="9.001cm" svg:x2="3.667cm" svg:y2="4.683cm">
          <text:p/>
        </draw:line>
        <draw:line draw:style-name="gr5" draw:text-style-name="P1" draw:layer="layout" svg:x1="11.922cm" svg:y1="22.971cm" svg:x2="12.811cm" svg:y2="23.2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9T14:14:23.391006305</meta:creation-date>
    <dc:date>2015-11-11T13:10:31.287441033</dc:date>
    <meta:editing-duration>PT7M32S</meta:editing-duration>
    <meta:editing-cycles>5</meta:editing-cycles>
    <meta:generator>LibreOffice/4.2.8.2$Linux_X86_64 LibreOffice_project/420m0$Build-2</meta:generator>
    <meta:print-date>2015-11-09T14:48:56.759230064</meta:print-date>
    <meta:document-statistic meta:object-count="44"/>
  </office:meta>
</office:document-meta>
</file>